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B000000349617F10D.png" manifest:media-type="image/png"/>
  <manifest:file-entry manifest:full-path="Pictures/1000030F00000E5500000567F66894D5.svg" manifest:media-type="image/svg+xml"/>
  <manifest:file-entry manifest:full-path="Pictures/10000201000000C8000000C81AEC8471.png" manifest:media-type="image/png"/>
  <manifest:file-entry manifest:full-path="Pictures/10000201000001F4000001F4175350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5cm" fo:min-width="0cm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5" style:family="graphic" style:parent-style-name="objectwithoutfill">
      <style:graphic-properties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0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DejaVu Sans Mono" fo:font-size="24pt" style:font-size-asian="24pt" style:font-size-complex="24pt"/>
    </style:style>
    <style:style style:name="P3" style:family="paragraph">
      <style:text-properties style:font-name="DejaVu Sans Mono" fo:font-size="28pt" style:font-size-asian="28pt" style:font-size-complex="28pt"/>
    </style:style>
    <style:style style:name="T1" style:family="text">
      <style:text-properties style:font-name="DejaVu Sans Mono" fo:font-size="24pt" style:font-size-asian="24pt" style:font-size-complex="24pt"/>
    </style:style>
    <style:style style:name="T2" style:family="text">
      <style:text-properties style:font-name="DejaVu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1" draw:layer="layout" svg:width="9.311cm" svg:height="9.311cm" svg:x="3.978cm" svg:y="11.6cm">
          <draw:image xlink:href="Pictures/10000201000001F4000001F4175350BB.png" xlink:type="simple" xlink:show="embed" xlink:actuate="onLoad">
            <text:p/>
          </draw:image>
        </draw:frame>
        <draw:frame draw:style-name="gr2" draw:text-style-name="P2" draw:layer="layout" svg:width="5.411cm" svg:height="1.242cm" svg:x="6.253cm" svg:y="18.476cm">
          <draw:text-box>
            <text:p text:style-name="P2"><text:span text:style-name="T1">[1, 2, 3]</text:span></text:p>
          </draw:text-box>
        </draw:frame>
        <draw:frame draw:style-name="gr3" draw:text-style-name="P1" draw:layer="layout" svg:width="2.974cm" svg:height="2.973cm" draw:transform="rotate (1.57812670965327) translate (4.964cm 17.876cm)">
          <draw:image xlink:href="Pictures/10000201000000C8000000C81AEC8471.png" xlink:type="simple" xlink:show="embed" xlink:actuate="onLoad">
            <text:p/>
          </draw:image>
        </draw:frame>
        <draw:frame draw:style-name="gr4" draw:text-style-name="P2" draw:layer="layout" svg:width="1.584cm" svg:height="1.242cm" svg:x="5.825cm" svg:y="16.095cm">
          <draw:text-box>
            <text:p text:style-name="P2"><text:span text:style-name="T2">sb</text:span></text:p>
          </draw:text-box>
        </draw:frame>
        <draw:path draw:style-name="gr5" draw:text-style-name="P1" draw:layer="layout" svg:width="0.822cm" svg:height="0.501cm" draw:transform="skewX (0.0748746249105567) rotate (0.282917871748281) translate (6.79658023002893cm 19.0358604949831cm)" svg:viewBox="0 0 823 502" svg:d="M146 17c85 0 169-10 254-5 89 4 180-22 269-8 46 8 262-35 86 53-72 35-142 73-216 100-98 36-196 69-297 89-83 17-248-10-242 87 5 91 158-17 238-21 93-5 185-2 278-5 68-2 208-99 204-20-6 101-160 50-240 77-81 26-166 22-249 46-67 20-203-26-201 55 2 77 130 9 196 16 81 10 163-5 245-8l65-10 62 7 1-5">
          <text:p/>
        </draw:path>
        <draw:frame draw:style-name="gr6" draw:text-style-name="P2" draw:layer="layout" svg:width="1cm" svg:height="1.242cm" svg:x="6.789cm" svg:y="17.911cm">
          <draw:text-box>
            <text:p text:style-name="P2"><text:span text:style-name="T2">0</text:span></text:p>
          </draw:text-box>
        </draw:frame>
        <draw:frame draw:style-name="gr1" draw:text-style-name="P1" draw:layer="layout" svg:width="9.311cm" svg:height="9.311cm" svg:x="13.289cm" svg:y="11.6cm">
          <draw:image xlink:href="Pictures/10000201000001F4000001F4175350BB.png" xlink:type="simple" xlink:show="embed" xlink:actuate="onLoad">
            <text:p/>
          </draw:image>
        </draw:frame>
        <draw:frame draw:style-name="gr3" draw:text-style-name="P1" draw:layer="layout" svg:width="2.974cm" svg:height="2.974cm" draw:transform="rotate (1.57777764380287) translate (14.366cm 15.196cm)">
          <draw:image xlink:href="Pictures/10000201000000C8000000C81AEC8471.png" xlink:type="simple" xlink:show="embed" xlink:actuate="onLoad">
            <text:p/>
          </draw:image>
        </draw:frame>
        <draw:frame draw:style-name="gr2" draw:text-style-name="P2" draw:layer="layout" svg:width="6.125cm" svg:height="1.242cm" svg:x="15.064cm" svg:y="18.476cm">
          <draw:text-box>
            <text:p text:style-name="P2"><text:span text:style-name="T1">[0, 20, 30]</text:span></text:p>
          </draw:text-box>
        </draw:frame>
        <draw:frame draw:style-name="gr7" draw:text-style-name="P2" draw:layer="layout" svg:width="1.584cm" svg:height="1.242cm" svg:x="15.136cm" svg:y="13.349cm">
          <draw:text-box>
            <text:p text:style-name="P2"><text:span text:style-name="T2">sa</text:span></text:p>
          </draw:text-box>
        </draw:frame>
        <draw:frame draw:style-name="gr1" draw:text-style-name="P1" draw:layer="layout" svg:width="9.311cm" svg:height="9.311cm" svg:x="-0.2cm" svg:y="-0.511cm">
          <draw:image xlink:href="Pictures/10000201000001F4000001F4175350BB.png" xlink:type="simple" xlink:show="embed" xlink:actuate="onLoad">
            <text:p/>
          </draw:image>
        </draw:frame>
        <draw:frame draw:style-name="gr3" draw:text-style-name="P1" draw:layer="layout" svg:width="2.974cm" svg:height="2.974cm" draw:transform="rotate (1.57777764380287) translate (0.877cm 3.085cm)">
          <draw:image xlink:href="Pictures/10000201000000C8000000C81AEC8471.png" xlink:type="simple" xlink:show="embed" xlink:actuate="onLoad">
            <text:p/>
          </draw:image>
        </draw:frame>
        <draw:frame draw:style-name="gr2" draw:text-style-name="P2" draw:layer="layout" svg:width="5.411cm" svg:height="1.242cm" svg:x="2.075cm" svg:y="6.365cm">
          <draw:text-box>
            <text:p text:style-name="P2"><text:span text:style-name="T1">[1, 2, 3]</text:span></text:p>
          </draw:text-box>
        </draw:frame>
        <draw:frame draw:style-name="gr7" draw:text-style-name="P2" draw:layer="layout" svg:width="1.584cm" svg:height="1.242cm" svg:x="1.647cm" svg:y="1.238cm">
          <draw:text-box>
            <text:p text:style-name="P2"><text:span text:style-name="T2">sa</text:span></text:p>
          </draw:text-box>
        </draw:frame>
        <draw:frame draw:style-name="gr1" draw:text-style-name="P1" draw:layer="layout" svg:width="9.311cm" svg:height="9.311cm" svg:x="9.289cm" svg:y="-0.511cm">
          <draw:image xlink:href="Pictures/10000201000001F4000001F4175350BB.png" xlink:type="simple" xlink:show="embed" xlink:actuate="onLoad">
            <text:p/>
          </draw:image>
        </draw:frame>
        <draw:frame draw:style-name="gr3" draw:text-style-name="P1" draw:layer="layout" svg:width="2.974cm" svg:height="2.974cm" draw:transform="rotate (1.57777764380287) translate (10.366cm 3.085cm)">
          <draw:image xlink:href="Pictures/10000201000000C8000000C81AEC8471.png" xlink:type="simple" xlink:show="embed" xlink:actuate="onLoad">
            <text:p/>
          </draw:image>
        </draw:frame>
        <draw:frame draw:style-name="gr2" draw:text-style-name="P2" draw:layer="layout" svg:width="5.411cm" svg:height="1.242cm" svg:x="11.564cm" svg:y="6.365cm">
          <draw:text-box>
            <text:p text:style-name="P2"><text:span text:style-name="T1">[1, 2, 3]</text:span></text:p>
          </draw:text-box>
        </draw:frame>
        <draw:frame draw:style-name="gr7" draw:text-style-name="P2" draw:layer="layout" svg:width="1.584cm" svg:height="1.242cm" svg:x="11.136cm" svg:y="1.238cm">
          <draw:text-box>
            <text:p text:style-name="P2"><text:span text:style-name="T2">sa</text:span></text:p>
          </draw:text-box>
        </draw:frame>
        <draw:frame draw:style-name="gr3" draw:text-style-name="P1" draw:layer="layout" svg:width="2.974cm" svg:height="2.973cm" draw:transform="rotate (1.57812670965327) translate (10.275cm 5.765cm)">
          <draw:image xlink:href="Pictures/10000201000000C8000000C81AEC8471.png" xlink:type="simple" xlink:show="embed" xlink:actuate="onLoad">
            <text:p/>
          </draw:image>
        </draw:frame>
        <draw:frame draw:style-name="gr4" draw:text-style-name="P2" draw:layer="layout" svg:width="1.584cm" svg:height="1.242cm" svg:x="11.136cm" svg:y="3.984cm">
          <draw:text-box>
            <text:p text:style-name="P2"><text:span text:style-name="T2">sb</text:span></text:p>
          </draw:text-box>
        </draw:frame>
        <draw:frame draw:style-name="gr1" draw:text-style-name="P1" draw:layer="layout" svg:width="9.311cm" svg:height="9.311cm" svg:x="18.689cm" svg:y="-0.511cm">
          <draw:image xlink:href="Pictures/10000201000001F4000001F4175350BB.png" xlink:type="simple" xlink:show="embed" xlink:actuate="onLoad">
            <text:p/>
          </draw:image>
        </draw:frame>
        <draw:frame draw:style-name="gr3" draw:text-style-name="P1" draw:layer="layout" svg:width="2.974cm" svg:height="2.974cm" draw:transform="rotate (1.57777764380287) translate (19.766cm 3.085cm)">
          <draw:image xlink:href="Pictures/10000201000000C8000000C81AEC8471.png" xlink:type="simple" xlink:show="embed" xlink:actuate="onLoad">
            <text:p/>
          </draw:image>
        </draw:frame>
        <draw:frame draw:style-name="gr2" draw:text-style-name="P2" draw:layer="layout" svg:width="5.411cm" svg:height="1.242cm" svg:x="20.964cm" svg:y="6.365cm">
          <draw:text-box>
            <text:p text:style-name="P2"><text:span text:style-name="T1">[1, 2, 3]</text:span></text:p>
          </draw:text-box>
        </draw:frame>
        <draw:frame draw:style-name="gr7" draw:text-style-name="P2" draw:layer="layout" svg:width="1.584cm" svg:height="1.242cm" svg:x="20.536cm" svg:y="1.238cm">
          <draw:text-box>
            <text:p text:style-name="P2"><text:span text:style-name="T2">sa</text:span></text:p>
          </draw:text-box>
        </draw:frame>
        <draw:frame draw:style-name="gr3" draw:text-style-name="P1" draw:layer="layout" svg:width="2.974cm" svg:height="2.973cm" draw:transform="rotate (1.57812670965327) translate (19.675cm 5.765cm)">
          <draw:image xlink:href="Pictures/10000201000000C8000000C81AEC8471.png" xlink:type="simple" xlink:show="embed" xlink:actuate="onLoad">
            <text:p/>
          </draw:image>
        </draw:frame>
        <draw:frame draw:style-name="gr4" draw:text-style-name="P2" draw:layer="layout" svg:width="1.584cm" svg:height="1.242cm" svg:x="20.536cm" svg:y="3.984cm">
          <draw:text-box>
            <text:p text:style-name="P2"><text:span text:style-name="T2">sb</text:span></text:p>
          </draw:text-box>
        </draw:frame>
        <draw:path draw:style-name="gr5" draw:text-style-name="P1" draw:layer="layout" svg:width="0.822cm" svg:height="0.501cm" draw:transform="skewX (0.0748746249105567) rotate (0.282917871748281) translate (21.5075802300289cm 6.92486049498311cm)" svg:viewBox="0 0 823 502" svg:d="M146 17c85 0 169-10 254-5 89 4 180-22 269-8 46 8 262-35 86 53-72 35-142 73-216 100-98 36-196 69-297 89-83 17-248-10-242 87 5 91 158-17 238-21 93-5 185-2 278-5 68-2 208-99 204-20-6 101-160 50-240 77-81 26-166 22-249 46-67 20-203-26-201 55 2 77 130 9 196 16 81 10 163-5 245-8l65-10 62 7 1-5">
          <text:p/>
        </draw:path>
        <draw:frame draw:style-name="gr6" draw:text-style-name="P2" draw:layer="layout" svg:width="1cm" svg:height="1.242cm" svg:x="21.5cm" svg:y="5.8cm">
          <draw:text-box>
            <text:p text:style-name="P2"><text:span text:style-name="T2">0</text:span></text:p>
          </draw:text-box>
        </draw:frame>
        <draw:frame draw:style-name="gr8" draw:text-style-name="P3" draw:layer="layout" svg:width="8.9cm" svg:height="2cm" svg:x="0.3cm" svg:y="-2.2cm">
          <draw:text-box>
            <text:p text:style-name="P3"><text:span text:style-name="T2">sa = [1, 2, 3]</text:span></text:p>
          </draw:text-box>
        </draw:frame>
        <draw:frame draw:style-name="gr8" draw:text-style-name="P3" draw:layer="layout" svg:width="4.889cm" svg:height="2cm" svg:x="11.511cm" svg:y="-2.2cm">
          <draw:text-box>
            <text:p text:style-name="P3"><text:span text:style-name="T2">sb = sa</text:span></text:p>
          </draw:text-box>
        </draw:frame>
        <draw:frame draw:style-name="gr8" draw:text-style-name="P3" draw:layer="layout" svg:width="6.489cm" svg:height="2cm" svg:x="20.911cm" svg:y="-2.2cm">
          <draw:text-box>
            <text:p text:style-name="P3"><text:span text:style-name="T2">sa[1] = 0</text:span></text:p>
          </draw:text-box>
        </draw:frame>
        <draw:frame draw:style-name="gr8" draw:text-style-name="P3" draw:layer="layout" svg:width="6.8cm" svg:height="2cm" svg:x="9.8cm" svg:y="10cm">
          <draw:text-box>
            <text:p text:style-name="P3"><text:span text:style-name="T2">sa = sa*10</text:span></text:p>
          </draw:text-box>
        </draw:frame>
        <draw:frame draw:style-name="gr3" draw:text-style-name="P1" draw:layer="layout" svg:width="7.201cm" svg:height="2.412cm" svg:x="7.4cm" svg:y="11.788cm">
          <draw:image xlink:href="Pictures/1000030F00000E5500000567F66894D5.svg" xlink:type="simple" xlink:show="embed" xlink:actuate="onLoad">
            <text:p/>
          </draw:image>
          <draw:image xlink:href="Pictures/100002010000008B000000349617F10D.png" xlink:type="simple" xlink:show="embed" xlink:actuate="onLoad"/>
        </draw:frame>
        <draw:custom-shape draw:style-name="gr9" draw:text-style-name="P1" draw:layer="layout" svg:width="9.8cm" svg:height="12.2cm" svg:x="0cm" svg:y="-2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2cm" svg:height="12.2cm" svg:x="9.8cm" svg:y="-2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cm" svg:height="12.2cm" svg:x="19cm" svg:y="-2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8cm" svg:height="11.4cm" svg:x="0cm" svg:y="9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Fin_20_de_20_línea_20_1" draw:display-name="Fin de línea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9T00:29:40.741691422</meta:creation-date>
    <dc:date>2015-12-09T01:12:28.000635207</dc:date>
    <meta:editing-duration>PT25M37S</meta:editing-duration>
    <meta:editing-cycles>2</meta:editing-cycles>
    <meta:generator>LibreOffice/4.2.8.2$Linux_X86_64 LibreOffice_project/420m0$Build-2</meta:generator>
    <meta:document-statistic meta:object-count="60"/>
  </office:meta>
</office:document-meta>
</file>